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DialogCS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Entidad</text:p>
          </table:table-cell>
          <table:table-cell table:style-name="ce4" office:value-type="float" office:value="1234" calcext:value-type="float">
            <text:p>1234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Oficina</text:p>
          </table:table-cell>
          <table:table-cell table:style-name="ce4" office:value-type="float" office:value="5678" calcext:value-type="float">
            <text:p>567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Cuenta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1234</text:p>
          </table:table-cell>
          <table:table-cell table:style-name="ce2" office:value-type="string" calcext:value-type="string">
            <text:p>567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2345678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4" office:value-type="string" calcext:value-type="string">
            <text:p>18/02/2015</text:p>
          </table:table-cell>
          <table:table-cell table:number-columns-repeated="10"/>
          <table:table-cell office:value-type="float" office:value="21" calcext:value-type="float">
            <text:p>21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Salida en el fichero: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Fichero generado correctamente a las Sat Mar 28 19:23:05 PDT 2015</text:p>
          </table:table-cell>
          <table:table-cell table:style-name="Default"/>
          <table:table-cell table:number-columns-repeated="11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Oficina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14:14:05.47507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29T14:18:26.502766148</dc:date>
    <meta:editing-duration>PT4H1M12S</meta:editing-duration>
    <meta:editing-cycles>70</meta:editing-cycles>
    <meta:generator>LibreOffice/4.2.7.2$Linux_X86_64 LibreOffice_project/420m0$Build-2</meta:generator>
    <meta:document-statistic meta:table-count="2" meta:cell-count="8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Dim oDialog1 As Object

Sub StartDialogCSB()
	REM BasicLibraries.LoadLibrary("Tools")
    REM oDialog1 = LoadDialog("Standard", "DialogCSB")
	
	DialogLibraries.LoadLibrary("Standard")
    oDialog1 = CreateUnoDialog(DialogLibraries.Standard.DialogCSB)
    
	oDialog1.Execute()
End Sub

Sub readDialogCSB()
    Dim cell_val
    oT1 = oDialog1.GetControl("TextField1")
    cell_val = ThisComponent.Sheets(0).getCellByPosition(0,0)
    msgbox cell_val.String &amp; chr(13) &amp; "Value from controls: "  &amp; oT1.T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CSB.xml><?xml version="1.0" encoding="utf-8"?>
<!DOCTYPE window  PUBLIC '-//OpenOffice.org//DTD OfficeDocument 1.0//EN'  'dialog.dtd'>
<dlg:window xmlns:dlg="http://openoffice.org/2000/dialog" xmlns:script="http://openoffice.org/2000/script" dlg:id="DialogCSB" dlg:left="101" dlg:top="61" dlg:width="149" dlg:height="129" dlg:closeable="true" dlg:moveable="true">
  <dlg:bulletinboard>
    <dlg:textfield dlg:id="TextField1" dlg:tab-index="1" dlg:left="42" dlg:top="22" dlg:width="63" dlg:height="25" dlg:value="TextField1"/>
    <dlg:button dlg:id="Command1" dlg:tab-index="0" dlg:left="40" dlg:top="59" dlg:width="75" dlg:height="39" dlg:value="GenerateCSB">
      <script:event script:event-name="on-performaction" script:macro-name="vnd.sun.star.script:CSB.com.pakjivega.libreoffice.csb.GenerateCSB.generateCSB19?language=Java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CSB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